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cmr10" svg:font-family="cmr10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Table1" style:family="table">
      <style:table-properties style:width="5.8944in" fo:margin-left="0.8063in" fo:margin-right="0.2243in" table:align="margins"/>
    </style:style>
    <style:style style:name="Table1.A" style:family="table-column">
      <style:table-column-properties style:column-width="0.6667in" style:rel-column-width="960*"/>
    </style:style>
    <style:style style:name="Table1.B" style:family="table-column">
      <style:table-column-properties style:column-width="1.6576in" style:rel-column-width="2387*"/>
    </style:style>
    <style:style style:name="Table1.C" style:family="table-column">
      <style:table-column-properties style:column-width="1.2458in" style:rel-column-width="1794*"/>
    </style:style>
    <style:style style:name="Table1.D" style:family="table-column">
      <style:table-column-properties style:column-width="1.3507in" style:rel-column-width="1945*"/>
    </style:style>
    <style:style style:name="Table1.E" style:family="table-column">
      <style:table-column-properties style:column-width="0.9736in" style:rel-column-width="1402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6208in" fo:margin-left="0.3069in" fo:margin-right="-0.0028in" table:align="margins"/>
    </style:style>
    <style:style style:name="Table2.A" style:family="table-column">
      <style:table-column-properties style:column-width="0.8528in" style:rel-column-width="1228*"/>
    </style:style>
    <style:style style:name="Table2.B" style:family="table-column">
      <style:table-column-properties style:column-width="1.1472in" style:rel-column-width="1652*"/>
    </style:style>
    <style:style style:name="Table2.C" style:family="table-column">
      <style:table-column-properties style:column-width="1.1576in" style:rel-column-width="1667*"/>
    </style:style>
    <style:style style:name="Table2.D" style:family="table-column">
      <style:table-column-properties style:column-width="1.1583in" style:rel-column-width="1668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F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6285in" table:align="right" style:shadow="none"/>
    </style:style>
    <style:style style:name="Table3.A" style:family="table-column">
      <style:table-column-properties style:column-width="2.0104in"/>
    </style:style>
    <style:style style:name="Table3.B" style:family="table-column">
      <style:table-column-properties style:column-width="2.316in"/>
    </style:style>
    <style:style style:name="Table3.C" style:family="table-column">
      <style:table-column-properties style:column-width="2.3021in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6.6104in" fo:margin-left="0.3181in" fo:margin-right="-0.0035in" table:align="margins" style:shadow="none"/>
    </style:style>
    <style:style style:name="Table4.A" style:family="table-column">
      <style:table-column-properties style:column-width="3.1472in" style:rel-column-width="4532*"/>
    </style:style>
    <style:style style:name="Table4.B" style:family="table-column">
      <style:table-column-properties style:column-width="3.4632in" style:rel-column-width="4987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6.6181in" table:align="right" style:shadow="none"/>
    </style:style>
    <style:style style:name="Table5.A" style:family="table-column">
      <style:table-column-properties style:column-width="3.1576in"/>
    </style:style>
    <style:style style:name="Table5.B" style:family="table-column">
      <style:table-column-properties style:column-width="3.4604in"/>
    </style:style>
    <style:style style:name="Table5.A1" style:family="table-cell">
      <style:table-cell-properties fo:padding="0.0382in" fo:border="none"/>
    </style:style>
    <style:style style:name="P1" style:family="paragraph" style:parent-style-name="Header">
      <style:text-properties style:font-name="cmr10" fo:font-size="14pt" fo:font-style="normal" style:font-size-asian="14pt" style:font-style-asian="normal" style:font-size-complex="14pt" style:font-style-complex="normal"/>
    </style:style>
    <style:style style:name="P2" style:family="paragraph" style:parent-style-name="Standard">
      <style:paragraph-properties fo:text-align="center" style:justify-single-word="false"/>
      <style:text-properties style:font-name="cmr10" fo:font-size="12pt" style:font-size-asian="10.5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cmr10" fo:font-size="22pt" style:font-size-asian="22pt" style:font-size-complex="22pt"/>
    </style:style>
    <style:style style:name="P4" style:family="paragraph" style:parent-style-name="Standard">
      <style:paragraph-properties fo:text-align="start" style:justify-single-word="false"/>
      <style:text-properties style:font-name="cmr10" fo:font-size="12pt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mr10" fo:font-size="18pt" fo:font-weight="bold" style:font-size-asian="15.75pt" style:font-weight-asian="bold" style:font-size-complex="18pt" style:font-weight-complex="bold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font-size="18pt" fo:font-weight="bold" style:font-size-asian="15.75pt" style:font-weight-asian="bold" style:font-size-complex="18pt" style:font-weight-complex="bold"/>
    </style:style>
    <style:style style:name="P8" style:family="paragraph" style:parent-style-name="Standard">
      <style:paragraph-properties fo:margin-left="0in" fo:margin-right="0in" fo:text-indent="0in" style:auto-text-indent="false"/>
      <style:text-properties style:text-position="0% 100%" fo:font-size="18pt" fo:font-weight="bold" style:font-size-asian="15.75pt" style:font-weight-asian="bold" style:font-size-complex="18pt" style:font-weight-complex="bold"/>
    </style:style>
    <style:style style:name="P9" style:family="paragraph" style:parent-style-name="Standard">
      <style:paragraph-properties fo:margin-left="0in" fo:margin-right="0in" fo:text-indent="0in" style:auto-text-indent="false"/>
      <style:text-properties style:text-position="0% 100%" fo:font-size="18pt" fo:font-style="normal" fo:font-weight="bold" style:font-size-asian="15.75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.2898in" fo:margin-right="0in" fo:text-align="start" style:justify-single-word="false" fo:text-indent="0in" style:auto-text-indent="false"/>
      <style:text-properties style:font-name="cmr10" fo:font-size="12pt" style:font-size-asian="10.5pt" style:font-size-complex="12pt"/>
    </style:style>
    <style:style style:name="P11" style:family="paragraph" style:parent-style-name="Standard">
      <style:paragraph-properties fo:margin-left="0.2898in" fo:margin-right="0in" fo:text-align="start" style:justify-single-word="false" fo:text-indent="0in" style:auto-text-indent="false"/>
      <style:text-properties style:font-name="cmr10" fo:font-size="12pt" fo:font-style="italic" style:font-size-asian="10.5pt" style:font-style-asian="italic" style:font-size-complex="12pt" style:font-style-complex="italic"/>
    </style:style>
    <style:style style:name="P12" style:family="paragraph" style:parent-style-name="Standard">
      <style:paragraph-properties fo:margin-left="0.2898in" fo:margin-right="0in" fo:text-align="start" style:justify-single-word="false" fo:text-indent="0in" style:auto-text-indent="false"/>
      <style:text-properties style:font-name="Liberation Serif" fo:font-size="12pt" fo:font-style="normal" style:font-size-asian="10.5pt" style:font-style-asian="normal" style:font-size-complex="12pt" style:font-style-complex="normal"/>
    </style:style>
    <style:style style:name="P13" style:family="paragraph" style:parent-style-name="Standard">
      <style:paragraph-properties fo:margin-left="0.2898in" fo:margin-right="0in" fo:text-align="start" style:justify-single-word="false" fo:text-indent="0in" style:auto-text-indent="false" fo:break-before="page"/>
      <style:text-properties style:font-name="cmr10" fo:font-size="12pt" style:font-size-asian="10.5pt" style:font-size-complex="12pt"/>
    </style:style>
    <style:style style:name="P14" style:family="paragraph" style:parent-style-name="Standard">
      <style:paragraph-properties fo:margin-left="0.298in" fo:margin-right="0in" fo:text-align="start" style:justify-single-word="false" fo:text-indent="0in" style:auto-text-indent="false"/>
      <style:text-properties style:font-name="cmr10" fo:font-size="12pt" style:font-size-asian="10.5pt" style:font-size-complex="12pt"/>
    </style:style>
    <style:style style:name="P15" style:family="paragraph" style:parent-style-name="Standard">
      <style:paragraph-properties fo:margin-left="0.3055in" fo:margin-right="0in" fo:text-indent="0in" style:auto-text-indent="false"/>
    </style:style>
    <style:style style:name="P16" style:family="paragraph" style:parent-style-name="Standard">
      <style:paragraph-properties fo:margin-left="0.3055in" fo:margin-right="0in" fo:text-align="start" style:justify-single-word="false" fo:text-indent="0in" style:auto-text-indent="false"/>
      <style:text-properties style:font-name="Liberation Serif" fo:font-size="14pt" style:font-size-asian="14pt" style:font-size-complex="14pt"/>
    </style:style>
    <style:style style:name="P17" style:family="paragraph" style:parent-style-name="Standard">
      <style:paragraph-properties fo:margin-left="0.3055in" fo:margin-right="0in" fo:text-indent="0in" style:auto-text-indent="false"/>
      <style:text-properties style:text-position="0% 100%"/>
    </style:style>
    <style:style style:name="P18" style:family="paragraph" style:parent-style-name="Standard">
      <style:paragraph-properties fo:margin-left="0.3055in" fo:margin-right="0in" fo:text-indent="0in" style:auto-text-indent="false"/>
      <style:text-properties style:text-position="0% 100%" fo:font-size="12pt" fo:font-style="italic" style:font-size-asian="10.5pt" style:font-style-asian="italic" style:font-size-complex="12pt" style:font-style-complex="italic"/>
    </style:style>
    <style:style style:name="P19" style:family="paragraph" style:parent-style-name="Standard">
      <style:paragraph-properties fo:margin-left="0.3055in" fo:margin-right="0in" fo:text-indent="0in" style:auto-text-indent="false"/>
      <style:text-properties style:text-position="0% 100%" fo:font-size="12pt" fo:font-style="normal" style:font-size-asian="10.5pt" style:font-style-asian="normal" style:font-size-complex="12pt" style:font-style-complex="normal"/>
    </style:style>
    <style:style style:name="P20" style:family="paragraph" style:parent-style-name="Standard">
      <style:paragraph-properties fo:margin-left="0.3055in" fo:margin-right="0in" fo:text-indent="0in" style:auto-text-indent="false"/>
      <style:text-properties style:text-position="0% 100%"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paragraph-properties fo:margin-left="0.3055in" fo:margin-right="0in" fo:text-indent="0in" style:auto-text-indent="false"/>
      <style:text-properties style:text-position="0% 100%" fo:font-style="italic" style:font-style-asian="italic" style:font-style-complex="italic"/>
    </style:style>
    <style:style style:name="P22" style:family="paragraph" style:parent-style-name="Table_20_Contents">
      <style:text-properties fo:font-size="12pt" style:font-size-asian="10.5pt" style:font-size-complex="12pt"/>
    </style:style>
    <style:style style:name="P23" style:family="paragraph" style:parent-style-name="Table_20_Contents">
      <style:paragraph-properties fo:margin-left="0.298in" fo:margin-right="0in" fo:text-indent="0in" style:auto-text-indent="false"/>
    </style:style>
    <style:style style:name="P24" style:family="paragraph" style:parent-style-name="Table_20_Contents">
      <style:paragraph-properties fo:margin-left="0.298in" fo:margin-right="0in" fo:text-indent="0in" style:auto-text-indent="false"/>
      <style:text-properties fo:color="#355e00" fo:font-style="italic" fo:font-weight="bold" fo:background-color="transparent" style:font-style-asian="italic" style:font-weight-asian="bold" style:font-style-complex="italic" style:font-weight-complex="bold"/>
    </style:style>
    <style:style style:name="P25" style:family="paragraph" style:parent-style-name="Table_20_Contents">
      <style:paragraph-properties fo:margin-left="0.298in" fo:margin-right="0in" fo:text-indent="0in" style:auto-text-indent="false"/>
      <style:text-properties fo:color="#800000" fo:font-style="italic" fo:font-weight="bold" fo:background-color="transparent" style:font-style-asian="italic" style:font-weight-asian="bold" style:font-style-complex="italic" style:font-weight-complex="bold"/>
    </style:style>
    <style:style style:name="P26" style:family="paragraph" style:parent-style-name="Table_20_Contents">
      <style:paragraph-properties fo:margin-left="0.298in" fo:margin-right="0in" fo:text-indent="0in" style:auto-text-indent="false"/>
      <style:text-properties fo:color="#000080" fo:font-style="italic" fo:font-weight="bold" fo:background-color="transparent" style:font-style-asian="italic" style:font-weight-asian="bold" style:font-style-complex="italic" style:font-weight-complex="bold"/>
    </style:style>
    <style:style style:name="P27" style:family="paragraph" style:parent-style-name="Table_20_Contents">
      <style:paragraph-properties fo:margin-left="0.298in" fo:margin-right="0in" fo:text-indent="0in" style:auto-text-indent="false"/>
      <style:text-properties fo:color="#4c1900" fo:font-style="italic" fo:font-weight="bold" fo:background-color="transparent" style:font-style-asian="italic" style:font-weight-asian="bold" style:font-style-complex="italic" style:font-weight-complex="bold"/>
    </style:style>
    <style:style style:name="P28" style:family="paragraph" style:parent-style-name="Table_20_Contents">
      <style:paragraph-properties fo:margin-left="0.298in" fo:margin-right="0in" fo:text-indent="0in" style:auto-text-indent="false"/>
      <style:text-properties fo:font-weight="bold" style:font-weight-asian="bold" style:font-weight-complex="bold"/>
    </style:style>
    <style:style style:name="P29" style:family="paragraph" style:parent-style-name="Table_20_Contents">
      <style:paragraph-properties fo:margin-left="0.3055in" fo:margin-right="0in" fo:text-indent="0in" style:auto-text-indent="false"/>
    </style:style>
    <style:style style:name="T1" style:family="text">
      <style:text-properties style:font-name="Liberation Serif" fo:font-style="italic" style:font-style-asian="italic" style:font-style-complex="italic"/>
    </style:style>
    <style:style style:name="T2" style:family="text">
      <style:text-properties style:font-name="Liberation Serif" fo:font-style="normal" style:font-style-asian="normal" style:font-style-complex="normal"/>
    </style:style>
    <style:style style:name="T3" style:family="text">
      <style:text-properties style:font-name="Liberation Serif" fo:font-style="normal" fo:background-color="#e6e6e6" style:font-style-asian="normal" style:font-style-complex="normal"/>
    </style:style>
    <style:style style:name="T4" style:family="text">
      <style:text-properties style:font-name="Liberation Serif" fo:font-style="normal" fo:background-color="transparent" style:font-style-asian="normal" style:font-style-complex="normal"/>
    </style:style>
    <style:style style:name="T5" style:family="text">
      <style:text-properties style:font-name="Liberation Serif" fo:font-size="12pt" fo:font-style="normal" fo:background-color="transparent" style:font-size-asian="10.5pt" style:font-style-asian="normal" style:font-size-complex="12pt" style:font-style-complex="normal"/>
    </style:style>
    <style:style style:name="T6" style:family="text">
      <style:text-properties style:font-name="Liberation Serif" fo:background-color="transparent"/>
    </style:style>
    <style:style style:name="T7" style:family="text">
      <style:text-properties style:use-window-font-color="true" style:font-name="Liberation Serif" fo:font-size="14pt" fo:font-style="normal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style:use-window-font-color="true" style:font-name="Liberation Serif" fo:font-size="13pt" fo:font-style="italic" fo:font-weight="bold" fo:background-color="transparent" style:font-size-asian="13pt" style:font-style-asian="italic" style:font-weight-asian="bold" style:font-size-complex="13pt" style:font-style-complex="italic" style:font-weight-complex="bold"/>
    </style:style>
    <style:style style:name="T9" style:family="text">
      <style:text-properties style:use-window-font-color="true" style:font-name="Liberation Serif" fo:font-size="16pt" fo:font-style="italic" fo:font-weight="bold" fo:background-color="transparent" style:font-size-asian="16pt" style:font-style-asian="italic" style:font-weight-asian="bold" style:font-size-complex="16pt" style:font-style-complex="italic" style:font-weight-complex="bold"/>
    </style:style>
    <style:style style:name="T10" style:family="text">
      <style:text-properties fo:color="#355e00" style:font-name="Liberation Serif" fo:font-size="13pt" fo:font-style="italic" fo:font-weight="bold" fo:background-color="transparent" style:font-size-asian="13pt" style:font-style-asian="italic" style:font-weight-asian="bold" style:font-size-complex="13pt" style:font-style-complex="italic" style:font-weight-complex="bold"/>
    </style:style>
    <style:style style:name="T11" style:family="text">
      <style:text-properties fo:color="#800000" style:font-name="Liberation Serif" fo:font-size="13pt" fo:font-style="italic" fo:font-weight="bold" fo:background-color="transparent" style:font-size-asian="13pt" style:font-style-asian="italic" style:font-weight-asian="bold" style:font-size-complex="13pt" style:font-style-complex="italic" style:font-weight-complex="bold"/>
    </style:style>
    <style:style style:name="T12" style:family="text">
      <style:text-properties fo:color="#000080" style:font-name="Liberation Serif" fo:font-size="13pt" fo:font-style="italic" fo:font-weight="bold" fo:background-color="transparent" style:font-size-asian="13pt" style:font-style-asian="italic" style:font-weight-asian="bold" style:font-size-complex="13pt" style:font-style-complex="italic" style:font-weight-complex="bold"/>
    </style:style>
    <style:style style:name="T13" style:family="text">
      <style:text-properties fo:color="#000000" style:font-name="Liberation Serif" fo:font-size="16pt" fo:font-style="italic" fo:font-weight="bold" fo:background-color="transparent" style:font-size-asian="16pt" style:font-style-asian="italic" style:font-weight-asian="bold" style:font-size-complex="16pt" style:font-style-complex="italic" style:font-weight-complex="bold"/>
    </style:style>
    <style:style style:name="T14" style:family="text">
      <style:text-properties fo:color="#4c1900" style:font-name="Liberation Serif" fo:font-size="13pt" fo:font-style="italic" fo:font-weight="bold" fo:background-color="transparent" style:font-size-asian="13pt" style:font-style-asian="italic" style:font-weight-asian="bold" style:font-size-complex="13pt" style:font-style-complex="italic" style:font-weight-complex="bold"/>
    </style:style>
    <style:style style:name="T15" style:family="text">
      <style:text-properties fo:color="#008000" style:font-name="Liberation Serif" fo:font-size="13pt" fo:font-style="italic" fo:font-weight="bold" fo:background-color="transparent" style:font-size-asian="13pt" style:font-style-asian="italic" style:font-weight-asian="bold" style:font-size-complex="13pt" style:font-style-complex="italic" style:font-weight-complex="bold"/>
    </style:style>
    <style:style style:name="T16" style:family="text">
      <style:text-properties style:text-position="0% 100%"/>
    </style:style>
    <style:style style:name="T17" style:family="text">
      <style:text-properties style:text-position="0% 100%" style:font-name="Liberation Serif" fo:font-size="12pt" fo:font-style="italic" fo:background-color="transparent" style:font-size-asian="10.5pt" style:font-style-asian="italic" style:font-size-complex="12pt" style:font-style-complex="italic"/>
    </style:style>
    <style:style style:name="T18" style:family="text">
      <style:text-properties style:text-position="0% 100%" style:font-name="Liberation Serif" fo:font-size="12pt" fo:font-style="italic" fo:font-weight="bold" fo:background-color="transparent" style:font-size-asian="10.5pt" style:font-style-asian="italic" style:font-weight-asian="bold" style:font-size-complex="12pt" style:font-style-complex="italic" style:font-weight-complex="bold"/>
    </style:style>
    <style:style style:name="T19" style:family="text">
      <style:text-properties style:text-position="0% 100%" style:font-name="Liberation Serif" fo:font-size="12pt" fo:font-style="normal" fo:background-color="transparent" style:font-size-asian="10.5pt" style:font-style-asian="normal" style:font-size-complex="12pt" style:font-style-complex="normal"/>
    </style:style>
    <style:style style:name="T20" style:family="text">
      <style:text-properties style:text-position="0% 100%" style:font-name="Liberation Serif" fo:font-style="normal" fo:background-color="transparent" style:font-style-asian="normal" style:font-style-complex="normal"/>
    </style:style>
    <style:style style:name="T21" style:family="text">
      <style:text-properties style:text-position="super 58%"/>
    </style:style>
    <style:style style:name="T22" style:family="text">
      <style:text-properties style:text-position="super 58%" fo:font-style="italic" style:font-style-asian="italic" style:font-style-complex="italic"/>
    </style:style>
    <style:style style:name="T23" style:family="text">
      <style:text-properties style:text-position="super 58%" style:font-name="Liberation Serif" fo:font-size="12pt" fo:font-style="normal" fo:background-color="transparent" style:font-size-asian="10.5pt" style:font-style-asian="normal" style:font-size-complex="12pt" style:font-style-complex="normal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style:text-position="sub 58%"/>
    </style:style>
    <style:style style:name="T26" style:family="text">
      <style:text-properties fo:font-size="12pt" fo:font-style="normal" style:font-size-asian="10.5pt" style:font-style-asian="normal" style:font-size-complex="12pt" style:font-style-complex="normal"/>
    </style:style>
    <style:style style:name="T27" style:family="text">
      <style:text-properties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T28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29" style:family="text">
      <style:text-properties fo:font-size="12pt" style:font-size-asian="10.5pt" style:font-size-complex="12pt"/>
    </style:style>
    <style:style style:name="T30" style:family="text">
      <style:text-properties fo:font-size="12pt" fo:font-weight="bold" style:font-size-asian="10.5pt" style:font-weight-asian="bold" style:font-size-complex="12pt" style:font-weight-complex="bold"/>
    </style:style>
    <style:style style:name="T31" style:family="text">
      <style:text-properties fo:font-size="12pt" fo:font-style="italic" style:font-size-asian="10.5pt" style:font-style-asian="italic" style:font-size-complex="12pt" style:font-style-complex="italic"/>
    </style:style>
    <style:style style:name="T32" style:family="text">
      <style:text-properties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33" style:family="text">
      <style:text-properties fo:font-size="18pt" fo:font-weight="bold" style:font-size-asian="15.75pt" style:font-weight-asian="bold" style:font-size-complex="18pt" style:font-weight-complex="bold"/>
    </style:style>
    <style:style style:name="T34" style:family="text">
      <style:text-properties style:font-name="Liberation Serif" fo:font-size="18pt" fo:font-weight="bold" style:font-size-asian="18pt" style:font-weight-asian="bold" style:font-size-complex="18pt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5in" text:min-label-width="0.25in"/>
      </text:list-level-style-number>
      <text:list-level-style-number text:level="2" style:num-prefix="(" style:num-suffix=")" style:num-format="a">
        <style:list-level-properties text:space-before="0.75in" text:min-label-width="0.25in"/>
      </text:list-level-style-number>
      <text:list-level-style-number text:level="3" text:style-name="Numbering_20_Symbols" style:num-suffix="." style:num-format="1">
        <style:list-level-properties text:space-before="1in" text:min-label-width="0.25in"/>
      </text:list-level-style-number>
      <text:list-level-style-number text:level="4" text:style-name="Numbering_20_Symbols" style:num-suffix="." style:num-format="1">
        <style:list-level-properties text:space-before="1.25in" text:min-label-width="0.25in"/>
      </text:list-level-style-number>
      <text:list-level-style-number text:level="5" text:style-name="Numbering_20_Symbols" style:num-suffix="." style:num-format="1">
        <style:list-level-properties text:space-before="1.5in" text:min-label-width="0.25in"/>
      </text:list-level-style-number>
      <text:list-level-style-number text:level="6" text:style-name="Numbering_20_Symbols" style:num-suffix="." style:num-format="1">
        <style:list-level-properties text:space-before="1.75in" text:min-label-width="0.25in"/>
      </text:list-level-style-number>
      <text:list-level-style-number text:level="7" text:style-name="Numbering_20_Symbols" style:num-suffix="." style:num-format="1">
        <style:list-level-properties text:space-before="2in" text:min-label-width="0.25in"/>
      </text:list-level-style-number>
      <text:list-level-style-number text:level="8" text:style-name="Numbering_20_Symbols" style:num-suffix="." style:num-format="1">
        <style:list-level-properties text:space-before="2.25in" text:min-label-width="0.25in"/>
      </text:list-level-style-number>
      <text:list-level-style-number text:level="9" text:style-name="Numbering_20_Symbols" style:num-suffix="." style:num-format="1">
        <style:list-level-properties text:space-before="2.5in" text:min-label-width="0.25in"/>
      </text:list-level-style-number>
      <text:list-level-style-number text:level="10" text:style-name="Numbering_20_Symbols" style:num-suffix="." style:num-format="1">
        <style:list-level-properties text:space-before="2.7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idterm, Quarter 2</text:p>
      <text:p text:style-name="P2"/>
      <text:p text:style-name="P4"><text:line-break/><text:span text:style-name="T34">1.</text:span></text:p>
      <text:p text:style-name="P16"><text:span text:style-name="T29">Algorithm </text:span><text:span text:style-name="T30">6.2.2</text:span><text:span text:style-name="T29">:<text:line-break/>(For the sake of clarity, q0:=S, q1:=A, q2:=B, q3:=C)<text:line-break/><text:tab/></text:span><text:span text:style-name="T30">1.1</text:span><text:span text:style-name="T29"> <text:line-break/><text:tab/></text:span><text:span text:style-name="T30">1.2 </text:span><text:span text:style-name="T31">i:=1</text:span><text:span text:style-name="T29"><text:line-break/><text:tab/><text:tab/></text:span><text:span text:style-name="T30">1.2.1</text:span><text:span text:style-name="T29"> <text:line-break/></text:span><text:span text:style-name="T31"><text:tab/><text:tab/>j:=0,k:=0</text:span><text:span text:style-name="T29"><text:line-break/><text:tab/><text:tab/>(i) True. Add arc from 0 to 0 labeled </text:span><text:span text:style-name="T31">aa</text:span><text:span text:style-name="T29">. (ii) False. (iii) False.<text:line-break/><text:tab/><text:tab/></text:span><text:span text:style-name="T31">j:=0,k:=2</text:span><text:span text:style-name="T29"><text:line-break/><text:tab/><text:tab/>(i) False (ii) False (iii) False<text:line-break/><text:tab/><text:tab/></text:span><text:span text:style-name="T31">j:=0,k:=3<text:line-break/><text:tab/><text:tab/></text:span><text:span text:style-name="T26">(i) True. Add arc from 0 to 3 labeled </text:span><text:span text:style-name="T31">ab</text:span><text:span text:style-name="T26">. (ii) False. (iii) False.<text:line-break/><text:tab/><text:tab/></text:span><text:span text:style-name="T31">j:=2,k:=0<text:line-break/><text:tab/><text:tab/></text:span><text:span text:style-name="T26">(i) False. (ii) False. (iii) False.<text:line-break/><text:tab/><text:tab/></text:span><text:span text:style-name="T31">j:=2,k:=2</text:span><text:span text:style-name="T26"><text:line-break/><text:tab/><text:tab/>(i) False. (ii) False. (iii) False.<text:line-break/><text:tab/><text:tab/></text:span><text:span text:style-name="T31">j:=2,k:=3<text:line-break/></text:span><text:span text:style-name="T26"><text:tab/><text:tab/>(i) False. (ii) False. (iii) False.<text:line-break/><text:tab/><text:tab/></text:span><text:span text:style-name="T31">j:=3,k:=0</text:span><text:span text:style-name="T26"><text:line-break/><text:tab/><text:tab/>(i) True. Add an arc from 3 to 0 labeled </text:span><text:span text:style-name="T31">ba</text:span><text:span text:style-name="T26">.<text:line-break/><text:tab/><text:tab/></text:span><text:span text:style-name="T31">j:=3,k:=2</text:span><text:span text:style-name="T26"><text:line-break/><text:tab/><text:tab/>(i) False. (ii) False. (iii) False.<text:line-break/><text:tab/><text:tab/></text:span><text:span text:style-name="T31">j:=3,k:=3<text:line-break/><text:tab/><text:tab/></text:span><text:span text:style-name="T26">(i) True. Add an arc from 3 to 3 labeled </text:span><text:span text:style-name="T31">bb</text:span><text:span text:style-name="T26">. (ii) False. (iii) False.<text:line-break/></text:span><text:span text:style-name="T27"><text:tab/>1.2.2 </text:span><text:span text:style-name="T28">Remove q1</text:span><text:span text:style-name="T27"><text:line-break/><text:tab/>1.2 </text:span><text:span text:style-name="T32">i:=3</text:span><text:span text:style-name="T28"><text:line-break/><text:tab/><text:tab/></text:span><text:span text:style-name="T27">1.2.1</text:span><text:span text:style-name="T28"><text:line-break/><text:tab/><text:tab/></text:span><text:span text:style-name="T32">j:=0,k:=0</text:span><text:span text:style-name="T28"><text:line-break/><text:tab/><text:tab/>(i) False.<text:line-break/><text:tab/><text:tab/>(ii) True. Add an arc from 0 to 0 labeled </text:span><text:span text:style-name="T32">ab(bb)*ba.</text:span><text:span text:style-name="T28"><text:line-break/><text:tab/><text:tab/>(iii) True. Replace arcs from 0 to 0 with one labeled </text:span><text:span text:style-name="T32">ab(bb)*ba U aa.<text:line-break/></text:span><text:span text:style-name="T28"><text:tab/><text:tab/></text:span><text:span text:style-name="T32">j:=0,k:=2</text:span><text:span text:style-name="T28"><text:line-break/><text:tab/><text:tab/>(i) False.<text:line-break/><text:tab/><text:tab/>(ii) True. Add an arc from 0 to 2 labeled </text:span><text:span text:style-name="T32">ab(bb)*a.</text:span><text:span text:style-name="T28"><text:line-break/><text:tab/><text:tab/>(iii) True. Replace arcs from 0 to 2 with one labeled </text:span><text:span text:style-name="T32">ab(bb)*a U b.</text:span><text:span text:style-name="T26"><text:line-break/><text:tab/><text:tab/></text:span><text:span text:style-name="T31">j:=2,k:=0</text:span><text:span text:style-name="T26"><text:line-break/><text:tab/><text:tab/>(i) False.<text:line-break/><text:tab/><text:tab/>(ii) True. Add an arc from 2 to 0 labeled </text:span><text:span text:style-name="T31">a(bb)*ba</text:span><text:span text:style-name="T26">.<text:line-break/><text:tab/><text:tab/>(iii) True. Replace arcs from 2 to 0 with one labeled </text:span><text:span text:style-name="T31">a(bb)*ba U b</text:span><text:span text:style-name="T26"><text:line-break/><text:tab/><text:tab/></text:span><text:span text:style-name="T31">j:=2,k:=2</text:span><text:span text:style-name="T26"><text:line-break/><text:tab/><text:tab/>(i) False.<text:line-break/><text:tab/><text:tab/>(ii) True. Add an arc from 2 to 2 labeled </text:span><text:span text:style-name="T31">a(bb)*a</text:span><text:span text:style-name="T26">. (iii) False.<text:line-break/><text:tab/></text:span><text:span text:style-name="T27">1.2.2 </text:span><text:span text:style-name="T28">Remove q3</text:span><text:span text:style-name="T31"><text:line-break/></text:span><text:soft-page-break/>Resulting grammar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24">ab(bb)*ba U aa</text:p>
          </table:table-cell>
          <table:table-cell table:style-name="Table1.A1" office:value-type="string">
            <text:p text:style-name="P25">ab(bb)*a U b</text:p>
          </table:table-cell>
          <table:table-cell table:style-name="Table1.A1" office:value-type="string">
            <text:p text:style-name="P26">a(bb)*ba U b</text:p>
          </table:table-cell>
          <table:table-cell table:style-name="Table1.E1" office:value-type="string">
            <text:p text:style-name="P27">a(bb)*a</text:p>
          </table:table-cell>
        </table:table-row>
        <table:table-row>
          <table:table-cell table:style-name="Table1.A2" office:value-type="string">
            <text:p text:style-name="P28">q0</text:p>
          </table:table-cell>
          <table:table-cell table:style-name="Table1.A2" office:value-type="string">
            <text:p text:style-name="P23">{q0}</text:p>
          </table:table-cell>
          <table:table-cell table:style-name="Table1.A2" office:value-type="string">
            <text:p text:style-name="P23">{q2}</text:p>
          </table:table-cell>
          <table:table-cell table:style-name="Table1.A2" office:value-type="string">
            <text:p text:style-name="P23">{}</text:p>
          </table:table-cell>
          <table:table-cell table:style-name="Table1.E2" office:value-type="string">
            <text:p text:style-name="P23">{}</text:p>
          </table:table-cell>
        </table:table-row>
        <table:table-row>
          <table:table-cell table:style-name="Table1.A2" office:value-type="string">
            <text:p text:style-name="P28">q2</text:p>
          </table:table-cell>
          <table:table-cell table:style-name="Table1.A2" office:value-type="string">
            <text:p text:style-name="P23">{}</text:p>
          </table:table-cell>
          <table:table-cell table:style-name="Table1.A2" office:value-type="string">
            <text:p text:style-name="P23">{}</text:p>
          </table:table-cell>
          <table:table-cell table:style-name="Table1.A2" office:value-type="string">
            <text:p text:style-name="P23">{q0}</text:p>
          </table:table-cell>
          <table:table-cell table:style-name="Table1.E2" office:value-type="string">
            <text:p text:style-name="P23">{q2}</text:p>
          </table:table-cell>
        </table:table-row>
      </table:table>
      <text:p text:style-name="P14"><text:span text:style-name="T7">Final expression:<text:line-break/></text:span><text:span text:style-name="T10">((ab(bb)*ba) U aa)</text:span><text:span text:style-name="T8">*</text:span><text:span text:style-name="T11">((ab(bb)*a) U b)</text:span><text:span text:style-name="T9">(</text:span><text:span text:style-name="T8">(</text:span><text:span text:style-name="T14">a(bb)*a)</text:span><text:span text:style-name="T8"> </text:span><text:span text:style-name="T9">U</text:span><text:span text:style-name="T12">((a(bb)*ba) U b)</text:span><text:span text:style-name="T15">((ab(bb)*ba)Uaa)*</text:span><text:span text:style-name="T11">(ab(bb)*a) U b)</text:span><text:span text:style-name="T13">)</text:span><text:span text:style-name="T8">*</text:span><text:span text:style-name="T2"><text:line-break/></text:span></text:p>
      <text:p text:style-name="P5"><text:span text:style-name="T33">2. </text:span><text:span text:style-name="T24">(a)</text:span></text:p>
      <text:p text:style-name="P12">Q = {S,A,Z}<text:line-break/>d(S,a)=S, d(S,b)=A, d(S,a)=Z<text:line-break/>d(A,a)=S, d(A,b)=A, d(A,b)=Z<text:line-break/>S = S, F = {Z}<text:line-break/><text:span text:style-name="T24">(b)</text:span></text:p>
      <text:p text:style-name="P10"><text:span text:style-name="T2">Algorithm 5.6.3:<text:line-break/>Q' := {{S}}<text:line-break/>X := {S}, symbol := a, Y:= {S,Z}<text:line-break/>Q' := Q' U {S,Z}<text:line-break/></text:span><text:span text:style-name="T3">d({S}, a) = {S,Z}</text:span><text:span text:style-name="T2"><text:line-break/>symbol := b, Y := {A}<text:line-break/></text:span><text:span text:style-name="T3">d({S}, b) = {A}</text:span><text:span text:style-name="T2"><text:line-break/>Q' := Q' U {A}<text:line-break/>X := {S,Z}, symbol := a, Y := {S}<text:line-break/></text:span><text:span text:style-name="T3">d({S,Z},a) = {S}</text:span><text:span text:style-name="T2"><text:line-break/>symbol := b, Y := {A}<text:line-break/></text:span><text:span text:style-name="T3">d({S,Z},b) = {A}</text:span><text:span text:style-name="T2"><text:line-break/>X := {A}, symbol := a, Y := {S}<text:line-break/></text:span><text:span text:style-name="T3">d({A}, a) = {S}</text:span><text:span text:style-name="T2"><text:line-break/>symbol := b, Y := {A,Z}<text:line-break/>Q' := Q' U {A,Z}<text:line-break/></text:span><text:span text:style-name="T3">d({A}, b) = {A,Z}</text:span><text:span text:style-name="T2"><text:line-break/>X := {A,Z}, symbol := a, Y := {S}<text:line-break/></text:span><text:span text:style-name="T3">d({A,Z},a) = {S}</text:span><text:span text:style-name="T2"><text:line-break/>symbol := b, Y := {A,Z}<text:line-break/></text:span><text:span text:style-name="T3">d({A,Z},b) = {A,Z}<text:line-break/></text:span><text:span text:style-name="T4">done.</text:span><text:span text:style-name="T3"><text:line-break/></text:span><text:span text:style-name="T2"><text:line-break/></text:span></text:p>
      <text:p text:style-name="P13"><text:span text:style-name="T1">M':<text:line-break/></text:span><text:span text:style-name="T4">d({S}, a) = {S,Z}<text:line-break/>d({S,Z},a) = {S}<text:line-break/>d({S,Z},b) = {A}<text:line-break/>d({A}, a) = {S}<text:line-break/>d({A}, b) = {A,Z}<text:line-break/>d({A,Z},a) = {S}<text:line-break/>F = {{S,Z},{A,Z}}<text:line-break/></text:span></text:p>
      <text:p text:style-name="P11"><text:span text:style-name="T6">(c)</text:span></text:p>
      <text:p text:style-name="P10"><text:span text:style-name="T4">Theorem 6.3.2<text:line-break/>V = {S,A,Z}<text:line-break/>S → aS | bA | aZ<text:line-break/>A → aS | bA | bZ<text:line-break/>Z → λ</text:span></text:p>
      <text:p text:style-name="P11"><text:span text:style-name="T6"/></text:p>
      <text:p text:style-name="P11"><text:span text:style-name="T6">(d)</text:span></text:p>
      <text:p text:style-name="P10"><text:span text:style-name="T4">Theorem 6.3.2<text:line-break/>V = {{S}, {S,Z}, {A}, {A,Z}}<text:line-break/>{S} → a{S,Z}<text:line-break/>{S,Z} → a{S} | λ<text:line-break/>{S,Z} → b{A} | λ<text:line-break/>{A} → a{S}<text:line-break/>{A} → b{A,Z}<text:line-break/>{A,Z} → a{S} | λ</text:span></text:p>
      <text:p text:style-name="P10"><text:span text:style-name="T4"/></text:p>
      <text:p text:style-name="P11"><text:span text:style-name="T6">(e)</text:span></text:p>
      <text:p text:style-name="P10"><text:span text:style-name="T4">(I did this one by hand to save time, using 6.2.2 on M)<text:line-break/>((bb*a) U a)*((bb*b) U a)<text:line-break/></text:span></text:p>
      <text:p text:style-name="P6"><text:span text:style-name="T4">3.</text:span></text:p>
      <text:p text:style-name="P15"><text:span text:style-name="T17">Show that the language L = {a</text:span><text:span text:style-name="T22">k^3</text:span><text:span text:style-name="T17"> | k ε </text:span><text:span text:style-name="T18">N</text:span><text:span text:style-name="T17">} is not regular.</text:span><text:span text:style-name="T19"><text:line-break/><text:tab/>Assume that L is regular. This implies that L is accepted by some DFA. Let k be the number of states of its DFA. By the pumping lemma, every string z ε L of length k or more can be decomposed into substring u, v, and w such that length(uv) &lt;= k, v /= λ, and uviw ε L for all i &gt;= 0.<text:line-break/><text:tab/>Let us choose the arbitrary string a</text:span><text:span text:style-name="T23">k^3</text:span><text:span text:style-name="T19"> belonging to L with length greater than k. It can be written as uvw where the u, v, and w satisfy the conditions of the pumping lemma and 0 &lt; length(v) &lt;= k. If i = 3, we can proceed similarly to the proof in Example 6.6.1:<text:line-break/><text:tab/><text:line-break/><text:tab/>length(uv</text:span><text:span text:style-name="T23">3</text:span><text:span text:style-name="T19">w) = length(uvw)</text:span> + length(v) + length(v)<text:line-break/><text:tab/><text:tab/>= k<text:span text:style-name="T21">3</text:span> + length(v) + length(v)<text:line-break/><text:tab/><text:tab/>&lt;= k<text:span text:style-name="T21">3</text:span> + k + k<text:line-break/><text:tab/><text:tab/>&lt; k<text:span text:style-name="T21">3</text:span> + 3k<text:span text:style-name="T21">2</text:span> + 3k + 1<text:line-break/><text:tab/><text:tab/>= (k+1)<text:span text:style-name="T21">3<text:line-break/></text:span><text:line-break/><text:soft-page-break/><text:tab/><text:span text:style-name="T19">Therefore, the length of string uv</text:span><text:span text:style-name="T23">3</text:span><text:span text:style-name="T19">w is in between the cubes of k and k+1, so it must not be a cube itself and is not in the language, which is a contradiction of our assumption.<text:line-break/></text:span></text:p>
      <text:p text:style-name="P7"><text:span text:style-name="T20">4.</text:span></text:p>
      <text:p text:style-name="P15"><text:span text:style-name="T17">Show that left linear grammars generate precisely the regular sets.</text:span><text:span text:style-name="T19"><text:line-break/>Theorem 6.2.3 states that languages accepted by DFAs are regular languages, so we must show that L is convertible into a DFA. We can either try to convert L into a right regular grammar and use 6.3.1, or we can convert it into a left regular grammar and modify 6.3.1 to show that left regular grammars can be converted into NFAs. I will try both. <text:line-break/></text:span></text:p>
      <text:p text:style-name="P15">First, it can be shown that a left linear grammar can be converted into a left regular grammar:</text:p>
      <text:p text:style-name="P15"/>
      <text:p text:style-name="P15">u<text:span text:style-name="T25">0</text:span><text:span text:style-name="T16">u</text:span><text:span text:style-name="T25">1</text:span><text:span text:style-name="T16">u</text:span><text:span text:style-name="T25">2</text:span><text:span text:style-name="T16"> ... u</text:span><text:span text:style-name="T25">n</text:span><text:span text:style-name="T16"> are the terminal characters of u</text:span></text:p>
      <text:p text:style-name="P17"/>
      <text:p text:style-name="P17">A -&gt; u can be converted to:</text:p>
      <text:p text:style-name="P15">A -&gt; A<text:span text:style-name="T25">n</text:span><text:span text:style-name="T16">u</text:span><text:span text:style-name="T25">n</text:span></text:p>
      <text:p text:style-name="P17">A -&gt; A<text:span text:style-name="T25">n-1</text:span>u<text:span text:style-name="T25">n-1</text:span></text:p>
      <text:p text:style-name="P17">...</text:p>
      <text:p text:style-name="P17">A -&gt; u<text:span text:style-name="T25">0</text:span></text:p>
      <text:p text:style-name="P17"/>
      <text:p text:style-name="P15">A -&gt; Bu can be converted to:</text:p>
      <text:p text:style-name="P15">A -&gt; A<text:span text:style-name="T25">n</text:span><text:span text:style-name="T16">u</text:span><text:span text:style-name="T25">n</text:span></text:p>
      <text:p text:style-name="P17">A -&gt; A<text:span text:style-name="T25">n-1</text:span>u<text:span text:style-name="T25">n-1</text:span></text:p>
      <text:p text:style-name="P17">...</text:p>
      <text:p text:style-name="P17">A -&gt; Bu<text:span text:style-name="T25">0</text:span></text:p>
      <text:p text:style-name="P17"/>
      <text:p text:style-name="P17">Second, it can be shown that a left regular grammar can be converted into a right regular grammar:</text:p>
      <text:p text:style-name="P15"/>
      <text:p text:style-name="P15">w = b<text:span text:style-name="T25">0</text:span><text:span text:style-name="T16">b</text:span><text:span text:style-name="T25">1</text:span><text:span text:style-name="T16">b</text:span><text:span text:style-name="T25">2</text:span><text:span text:style-name="T16"> ... b</text:span><text:span text:style-name="T25">n</text:span><text:span text:style-name="T16"> where B =&gt;* w</text:span></text:p>
      <text:p text:style-name="P17"/>
      <text:p text:style-name="P17">A -&gt; Ba can be converted to:</text:p>
      <text:p text:style-name="P17"/>
      <text:p text:style-name="P15">A -&gt; b<text:span text:style-name="T25">0</text:span>B<text:span text:style-name="T25">0</text:span></text:p>
      <text:p text:style-name="P15"><text:span text:style-name="T16">B</text:span><text:span text:style-name="T25">10</text:span><text:span text:style-name="T16">-&gt; b</text:span><text:span text:style-name="T25">1</text:span><text:span text:style-name="T16">B</text:span><text:span text:style-name="T25">1</text:span></text:p>
      <text:p text:style-name="P17">...</text:p>
      <text:p text:style-name="P15"><text:span text:style-name="T16">B</text:span><text:span text:style-name="T25">n-1</text:span><text:span text:style-name="T16"> -&gt; b</text:span><text:span text:style-name="T25">n</text:span><text:span text:style-name="T16">A'</text:span></text:p>
      <text:p text:style-name="P17">A' -&gt; a</text:p>
      <text:p text:style-name="P17"/>
      <text:p text:style-name="P17">Last, I will give a modification of theorem 6.3.1 for converting left regular grammars into NFAs. The conversions are basically a reversal of those in 6.3.1:</text:p>
      <text:p text:style-name="P17"/>
      <text:p text:style-name="P17">(i) Same as 6.3.1</text:p>
      <text:p text:style-name="P17">(ii) <text:tab/>d(B, a) = A when A -&gt; Ba</text:p>
      <text:p text:style-name="P17"><text:tab/>d(Z, a) = A when A -&gt; a</text:p>
      <text:p text:style-name="P17">(iii) F = {S} where S is the start symbol of G</text:p>
      <text:p text:style-name="P17"><text:span text:style-name="T5">(iv) S = Z</text:span></text:p>
      <text:p text:style-name="P8"><text:soft-page-break/><text:span text:style-name="T4">5.</text:span></text:p>
      <text:p text:style-name="P21">(a)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B"/>
        <table:table-column table:style-name="Table2.C"/>
        <table:table-row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29">.\ .\/.\</text:p>
          </table:table-cell>
          <table:table-cell table:style-name="Table2.A1" office:value-type="string">
            <text:p text:style-name="P29">b .\/B</text:p>
          </table:table-cell>
          <table:table-cell table:style-name="Table2.A1" office:value-type="string">
            <text:p text:style-name="P29">a .\/A</text:p>
          </table:table-cell>
          <table:table-cell table:style-name="Table2.A1" office:value-type="string">
            <text:p text:style-name="P29">b B/.\</text:p>
          </table:table-cell>
          <table:table-cell table:style-name="Table2.F1" office:value-type="string">
            <text:p text:style-name="P29">a A/.\</text:p>
          </table:table-cell>
        </table:table-row>
        <table:table-row>
          <table:table-cell table:style-name="Table2.A2" office:value-type="string">
            <text:p text:style-name="P29">q0</text:p>
          </table:table-cell>
          <table:table-cell table:style-name="Table2.A2" office:value-type="string">
            <text:p text:style-name="P29">{q1}</text:p>
          </table:table-cell>
          <table:table-cell table:style-name="Table2.A2" office:value-type="string">
            <text:p text:style-name="P29">{q0}</text:p>
          </table:table-cell>
          <table:table-cell table:style-name="Table2.A2" office:value-type="string">
            <text:p text:style-name="P29">{q0}</text:p>
          </table:table-cell>
          <table:table-cell table:style-name="Table2.A2" office:value-type="string">
            <text:p text:style-name="P29">{}</text:p>
          </table:table-cell>
          <table:table-cell table:style-name="Table2.F2" office:value-type="string">
            <text:p text:style-name="P29">{}</text:p>
          </table:table-cell>
        </table:table-row>
        <table:table-row>
          <table:table-cell table:style-name="Table2.A2" office:value-type="string">
            <text:p text:style-name="P29">q1</text:p>
          </table:table-cell>
          <table:table-cell table:style-name="Table2.A2" office:value-type="string">
            <text:p text:style-name="P29">{}</text:p>
          </table:table-cell>
          <table:table-cell table:style-name="Table2.A2" office:value-type="string">
            <text:p text:style-name="P29">{}</text:p>
          </table:table-cell>
          <table:table-cell table:style-name="Table2.A2" office:value-type="string">
            <text:p text:style-name="P29">{}</text:p>
          </table:table-cell>
          <table:table-cell table:style-name="Table2.A2" office:value-type="string">
            <text:p text:style-name="P29">{q1}</text:p>
          </table:table-cell>
          <table:table-cell table:style-name="Table2.F2" office:value-type="string">
            <text:p text:style-name="P29">{q1}</text:p>
          </table:table-cell>
        </table:table-row>
      </table:table>
      <text:p text:style-name="P21">(b)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7">[q0, ab, .\]</text:p>
            <text:p text:style-name="P17">|- [q0, b, A]</text:p>
            <text:p text:style-name="P17">|- [q1, b, A]</text:p>
            <text:p text:style-name="P17">|- [q1, .\, .\] success.</text:p>
          </table:table-cell>
          <table:table-cell table:style-name="Table3.A1" office:value-type="string">
            <text:p text:style-name="P17">[q0, abb, .\]</text:p>
            <text:p text:style-name="P17">|- [q0, bb, A]</text:p>
            <text:p text:style-name="P17">|- [q1, bb, A]</text:p>
            <text:p text:style-name="P17">|- [q1, b, .\] fail.</text:p>
          </table:table-cell>
          <table:table-cell table:style-name="Table3.A1" office:value-type="string">
            <text:p text:style-name="P17">[q0, abbb, .\]</text:p>
            <text:p text:style-name="P17">|- [q0, bbb, A]</text:p>
            <text:p text:style-name="P17">|- [q1, bbb, A]</text:p>
            <text:p text:style-name="P17">|- [q1, bb, .\] fail.</text:p>
          </table:table-cell>
        </table:table-row>
      </table:table>
      <text:p text:style-name="P17"/>
      <text:p text:style-name="P18"><text:span text:style-name="T6">(c)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9"><text:span text:style-name="T6">[q0, aaaa, .\]</text:span></text:p>
            <text:p text:style-name="P19"><text:span text:style-name="T6">|- [q0, aaa, A]</text:span></text:p>
            <text:p text:style-name="P19"><text:span text:style-name="T6">|- [q0, aa, AA]</text:span></text:p>
            <text:p text:style-name="P19"><text:span text:style-name="T6">|- [q1, aa, AA]</text:span></text:p>
            <text:p text:style-name="P19"><text:span text:style-name="T6">|- [q1, a, A]</text:span></text:p>
            <text:p text:style-name="P19"><text:span text:style-name="T6">|- [q1, .\, .\] success.</text:span></text:p>
          </table:table-cell>
          <table:table-cell table:style-name="Table4.A1" office:value-type="string">
            <text:p text:style-name="P19"><text:span text:style-name="T6">[q0, baab, .\]</text:span></text:p>
            <text:p text:style-name="P19"><text:span text:style-name="T6">|- [q0, aab, B]</text:span></text:p>
            <text:p text:style-name="P19"><text:span text:style-name="T6">|- [q0, ab, AB]</text:span></text:p>
            <text:p text:style-name="P19"><text:span text:style-name="T6">|- [q1, ab, AB]</text:span></text:p>
            <text:p text:style-name="P19"><text:span text:style-name="T6">|- [q1, b, B]</text:span></text:p>
            <text:p text:style-name="P19"><text:span text:style-name="T6">|- [q1, .\, .\] success.</text:span></text:p>
          </table:table-cell>
        </table:table-row>
      </table:table>
      <text:p text:style-name="P19"><text:span text:style-name="T6"/></text:p>
      <text:p text:style-name="P18"><text:span text:style-name="T6">(d)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9"><text:span text:style-name="T6">[q0, aaa, .\]</text:span></text:p>
            <text:p text:style-name="P19"><text:span text:style-name="T6">|- [q0, aa, A]</text:span></text:p>
            <text:p text:style-name="P19"><text:span text:style-name="T6">|- [q0, a, AA]</text:span></text:p>
            <text:p text:style-name="P19"><text:span text:style-name="T6">|- [q1, a, AA]</text:span></text:p>
            <text:p text:style-name="P19"><text:span text:style-name="T6">|- [q1, .\, A] fail. </text:span></text:p>
            <text:p text:style-name="P19"><text:span text:style-name="T6">(this pda could be easily modified to accept odd-length palindromes by adding a .\/.\ and b .\/.\ transitions from 0 to 1.)</text:span></text:p>
          </table:table-cell>
          <table:table-cell table:style-name="Table5.A1" office:value-type="string">
            <text:p text:style-name="P22">[q0, ab, .\]</text:p>
            <text:p text:style-name="P22">|- [q0, b, A]</text:p>
            <text:p text:style-name="P22">|- [q1, b, A]</text:p>
            <text:p text:style-name="P22">|- [q1, b, A] fail.</text:p>
          </table:table-cell>
        </table:table-row>
      </table:table>
      <text:p text:style-name="P18"><text:span text:style-name="T6"/></text:p>
      <text:p text:style-name="P9"><text:span text:style-name="T6">6.</text:span></text:p>
      <text:p text:style-name="P20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mr10" svg:font-family="cmr10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Header">
      <style:text-properties style:font-name="cmr10" fo:font-size="14pt" fo:font-style="normal" style:font-size-asian="14pt" style:font-style-asian="normal" style:font-size-complex="14pt" style:font-style-complex="normal"/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pm1">
      <style:header>
        <text:p text:style-name="P1">J Bolton<text:tab/><text:tab/>Logic and Formal Language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11-02-03T15:04:24</meta:creation-date>
    <dc:date>2011-02-05T14:48:02</dc:date>
    <meta:editing-cycles>342</meta:editing-cycles>
    <meta:editing-duration>PT5H29M4S</meta:editing-duration>
    <meta:user-defined meta:name="Info 1"/>
    <meta:user-defined meta:name="Info 2"/>
    <meta:user-defined meta:name="Info 3"/>
    <meta:user-defined meta:name="Info 4"/>
    <meta:document-statistic meta:table-count="5" meta:image-count="0" meta:object-count="0" meta:page-count="5" meta:paragraph-count="116" meta:word-count="1139" meta:character-count="5260"/>
  </office:meta>
</office:document-meta>
</file>